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ahoma" fo:font-size="14pt" style:font-name-asian="Monospace" style:font-size-asian="14pt" style:font-name-complex="Monospace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ahoma"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ahoma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ahoma" fo:font-size="16pt" style:text-underline-style="solid" style:text-underline-width="auto" style:text-underline-color="font-color" fo:font-weight="bold" style:font-name-asian="Helvetica" style:font-size-asian="16pt" style:font-weight-asian="bold" style:font-name-complex="Helvetica" style:font-size-complex="16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ahoma" fo:font-size="16pt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1a1a1a" style:font-name="Tahoma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1a1a1a" style:font-name="Tahoma" fo:font-size="14pt" style:text-underline-style="solid" style:text-underline-width="auto" style:text-underline-color="font-color" fo:font-weight="bold" style:font-name-asian="Monospace" style:font-size-asian="14pt" style:font-weight-asian="bold" style:font-name-complex="Monospace" style:font-size-complex="14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1a1a1a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ahoma" fo:font-size="14pt" style:font-name-asian="Monospace" style:font-size-asian="14pt" style:font-name-complex="Monospace" style:font-size-complex="14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ahoma" fo:font-size="14pt" style:text-underline-style="none" fo:font-weight="bold" style:font-name-asian="Monospace" style:font-size-asian="14pt" style:font-weight-asian="bold" style:font-name-complex="Monospace" style:font-size-complex="14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336de" style:font-name="Tahoma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336de" style:font-name="Tahoma" fo:font-size="14pt" style:text-underline-style="solid" style:text-underline-width="auto" style:text-underline-color="font-color" fo:font-weight="bold" style:font-name-asian="Monospace" style:font-size-asian="14pt" style:font-weight-asian="bold" style:font-name-complex="Monospace" style:font-size-complex="14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38125" style:font-name="Tahoma" fo:font-size="14pt" style:text-underline-style="solid" style:text-underline-width="auto" style:text-underline-color="font-color" fo:font-weight="bold" style:font-name-asian="Monospace" style:font-size-asian="14pt" style:font-weight-asian="bold" style:font-name-complex="Monospace" style:font-size-complex="14pt" style:font-weight-complex="bold"/>
    </style:style>
    <style:style style:name="P15" style:family="paragraph" style:parent-style-name="Standard" style:list-style-name="L1">
      <style:paragraph-properties fo:text-align="start" style:justify-single-word="false" style:text-autospace="none"/>
    </style:style>
    <style:style style:name="P16" style:family="paragraph" style:parent-style-name="Standard" style:list-style-name="L2">
      <style:paragraph-properties fo:text-align="start" style:justify-single-word="false" style:text-autospace="none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Tahoma" fo:font-size="14pt" style:font-name-asian="Monospace" style:font-size-asian="14pt" style:font-name-complex="Monospace" style:font-size-complex="14pt"/>
    </style:style>
    <style:style style:name="P18" style:family="paragraph" style:parent-style-name="Standard" style:list-style-name="L3">
      <style:paragraph-properties fo:text-align="start" style:justify-single-word="false" style:text-autospace="none"/>
      <style:text-properties fo:color="#000000" style:font-name="Tahoma" fo:font-size="14pt" style:font-name-asian="Monospace" style:font-size-asian="14pt" style:font-name-complex="Monospace" style:font-size-complex="14pt"/>
    </style:style>
    <style:style style:name="T1" style:family="text">
      <style:text-properties fo:color="#1a1a1a"/>
    </style:style>
    <style:style style:name="T2" style:family="text">
      <style:text-properties fo:color="#1a1a1a" style:font-name-asian="Monospace" style:font-name-complex="Monospace"/>
    </style:style>
    <style:style style:name="T3" style:family="text">
      <style:text-properties fo:color="#1a1a1a" style:font-name="Tahoma" fo:font-size="14pt" style:font-name-asian="Monospace" style:font-size-asian="14pt" style:font-name-complex="Monospace" style:font-size-complex="14pt"/>
    </style:style>
    <style:style style:name="T4" style:family="text">
      <style:text-properties fo:color="#1a1a1a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1a1a1a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a1a1a"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solid" style:text-underline-width="auto" style:text-underline-color="font-color" style:font-name-asian="Monospace" style:font-name-complex="Monospace"/>
    </style:style>
    <style:style style:name="T10" style:family="text">
      <style:text-properties fo:color="#000000" style:font-name-asian="Monospace" style:font-name-complex="Monospace"/>
    </style:style>
    <style:style style:name="T11" style:family="text">
      <style:text-properties fo:color="#000000" style:font-name="Tahoma" fo:font-size="14pt" style:font-name-asian="Monospace" style:font-size-asian="14pt" style:font-name-complex="Monospace" style:font-size-complex="14pt"/>
    </style:style>
    <style:style style:name="T12" style:family="text">
      <style:text-properties fo:color="#000000" style:font-name="Tahoma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13" style:family="text">
      <style:text-properties fo:color="#000000" style:font-name="Tahoma" fo:font-size="14pt" style:text-underline-style="none" style:font-name-asian="Monospace" style:font-size-asian="14pt" style:font-name-complex="Monospace" style:font-size-complex="14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style:font-name-asian="Monospace" style:font-name-complex="Monospace"/>
    </style:style>
    <style:style style:name="T16" style:family="text">
      <style:text-properties fo:color="#0336de"/>
    </style:style>
    <style:style style:name="T17" style:family="text">
      <style:text-properties fo:color="#f38125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Title:</text:span><text:span text:style-name="T1"> Biopolymer Networks: Image Analysis, Reconstruction and Modeling</text:span></text:p>
      <text:p text:style-name="P6"><text:span text:style-name="T6">Author: </text:span><text:span text:style-name="T1">Pablo Hernandez-Cerdan</text:span></text:p>
      <text:p text:style-name="P7"/>
      <text:p text:style-name="P4"><text:span text:style-name="T1"><text:s/></text:span><text:span text:style-name="T16">RESEARCH</text:span><text:span text:style-name="T1"> </text:span><text:span text:style-name="T16">QUESTIONS:</text:span></text:p>
      <text:p text:style-name="P9"/>
      <text:list xml:id="list16712839411" text:style-name="L1">
        <text:list-item>
          <text:p text:style-name="P15"><text:span text:style-name="T11">How</text:span><text:span text:style-name="T3"> </text:span><text:span text:style-name="T11">do</text:span><text:span text:style-name="T3"> </text:span><text:span text:style-name="T11">we</text:span><text:span text:style-name="T3"> </text:span><text:span text:style-name="T11">use</text:span><text:span text:style-name="T3"> </text:span><text:span text:style-name="T11">data</text:span><text:span text:style-name="T3"> </text:span><text:span text:style-name="T11">obtained</text:span><text:span text:style-name="T3"> </text:span><text:span text:style-name="T11">from</text:span><text:span text:style-name="T3"> </text:span><text:span text:style-name="T11">modern</text:span><text:span text:style-name="T3"> </text:span><text:span text:style-name="T11">imaging</text:span><text:span text:style-name="T3"> </text:span><text:span text:style-name="T11">techniques</text:span><text:span text:style-name="T3"> </text:span><text:span text:style-name="T11">to</text:span></text:p>
        </text:list-item>
      </text:list>
      <text:p text:style-name="P1"><text:span text:style-name="T3"><text:s text:c="2"/></text:span><text:span text:style-name="T11">reconstruct</text:span><text:span text:style-name="T3"> </text:span><text:span text:style-name="T13">biopolymer</text:span><text:span text:style-name="T3"> </text:span><text:span text:style-name="T11">networks</text:span><text:span text:style-name="T3"> </text:span><text:span text:style-name="T11">in-</text:span><text:span text:style-name="T13">silico</text:span><text:span text:style-name="T11">?</text:span></text:p>
      <text:p text:style-name="P10"/>
      <text:list xml:id="list1575657392" text:style-name="L2">
        <text:list-item>
          <text:p text:style-name="P16"><text:span text:style-name="T11">How</text:span><text:span text:style-name="T3"> </text:span><text:span text:style-name="T11">do</text:span><text:span text:style-name="T3"> </text:span><text:span text:style-name="T11">we</text:span><text:span text:style-name="T3"> </text:span><text:span text:style-name="T11">use</text:span><text:span text:style-name="T3"> </text:span><text:span text:style-name="T11">these</text:span><text:span text:style-name="T3"> </text:span><text:span text:style-name="T11">reconstructions</text:span><text:span text:style-name="T3"> </text:span><text:span text:style-name="T11">to</text:span><text:span text:style-name="T3"> </text:span><text:span text:style-name="T11">model</text:span><text:span text:style-name="T3"> </text:span><text:span text:style-name="T11">the</text:span><text:span text:style-name="T3"> </text:span><text:span text:style-name="T11">physical</text:span><text:span text:style-name="T3"> </text:span><text:span text:style-name="T11">properties</text:span><text:span text:style-name="T3"> </text:span><text:span text:style-name="T11">of</text:span></text:p>
        </text:list-item>
      </text:list>
      <text:p text:style-name="P3"><text:span text:style-name="T2"><text:s text:c="2"/></text:span><text:span text:style-name="T15">biopolymer</text:span><text:span text:style-name="T2"> </text:span><text:span text:style-name="T10">networks?</text:span></text:p>
      <text:p text:style-name="P10"/>
      <text:p text:style-name="P10"/>
      <text:p text:style-name="P10"/>
      <text:p text:style-name="P12">SCHEDULE:</text:p>
      <text:p text:style-name="P13"/>
      <text:list xml:id="list173954494" text:style-name="L3">
        <text:list-item>
          <text:p text:style-name="P17"><text:span text:style-name="T17">[0-6</text:span><text:span text:style-name="T4"> </text:span><text:span text:style-name="T17">months] </text:span><text:span text:style-name="T7">Landing.</text:span><text:span text:style-name="T1"> </text:span><text:span text:style-name="T7">Literature</text:span><text:span text:style-name="T1"> </text:span><text:span text:style-name="T7">overview.</text:span><text:span text:style-name="T1"> </text:span><text:span text:style-name="T14">Planning</text:span><text:span text:style-name="T1"> </text:span><text:span text:style-name="T7">and</text:span><text:span text:style-name="T1"> </text:span><text:span text:style-name="T7">research</text:span><text:span text:style-name="T1"> </text:span><text:span text:style-name="T7">on</text:span></text:p>
        </text:list-item>
      </text:list>
      <text:p text:style-name="P2"><text:span text:style-name="T1"><text:s text:c="2"/></text:span><text:span text:style-name="T7">computational</text:span><text:span text:style-name="T1"> </text:span><text:span text:style-name="T7">tools.</text:span></text:p>
      <text:p text:style-name="P14"/>
      <text:list xml:id="list677603388" text:continue-numbering="true" text:style-name="L3">
        <text:list-item>
          <text:p text:style-name="P17"><text:span text:style-name="T17">[6-12</text:span><text:span text:style-name="T4"> </text:span><text:span text:style-name="T17">months]</text:span><text:span text:style-name="T4"> </text:span><text:span text:style-name="T7">Reconstruct-network</text:span><text:span text:style-name="T1"> </text:span><text:span text:style-name="T7">software</text:span><text:span text:style-name="T1"> </text:span><text:span text:style-name="T7">development.</text:span><text:span text:style-name="T1"> </text:span><text:span text:style-name="T7">Access</text:span><text:span text:style-name="T1"> </text:span><text:span text:style-name="T7">to</text:span><text:span text:style-name="T1"> </text:span><text:span text:style-name="T7">image</text:span><text:span text:style-name="T1"> </text:span><text:span text:style-name="T7">analysis</text:span><text:span text:style-name="T1"> </text:span><text:span text:style-name="T7">tools.</text:span><text:span text:style-name="T1"> </text:span><text:span text:style-name="T14">Avizo</text:span><text:span text:style-name="T1"> </text:span><text:span text:style-name="T7">and</text:span><text:span text:style-name="T1"> </text:span><text:span text:style-name="T14">Matlab</text:span><text:span text:style-name="T7">.</text:span></text:p>
        </text:list-item>
      </text:list>
      <text:p text:style-name="P8"/>
      <text:list xml:id="list540997955" text:continue-numbering="true" text:style-name="L3">
        <text:list-item>
          <text:p text:style-name="P17"><text:span text:style-name="T17">[12-18</text:span><text:span text:style-name="T4"> </text:span><text:span text:style-name="T17">months]</text:span><text:span text:style-name="T4"> </text:span><text:span text:style-name="T7">Selection/development</text:span><text:span text:style-name="T1"> </text:span><text:span text:style-name="T7">of</text:span><text:span text:style-name="T1"> </text:span><text:span text:style-name="T7">proper</text:span><text:span text:style-name="T1"> </text:span><text:span text:style-name="T7">model</text:span><text:span text:style-name="T1"> </text:span><text:span text:style-name="T7">in</text:span><text:span text:style-name="T1"> </text:span><text:span text:style-name="T7">order</text:span><text:span text:style-name="T1"> </text:span><text:span text:style-name="T7">to</text:span><text:span text:style-name="T1"> </text:span><text:span text:style-name="T7">simulate</text:span><text:span text:style-name="T1"> </text:span><text:span text:style-name="T7">the</text:span><text:span text:style-name="T1"> </text:span><text:span text:style-name="T7">strain</text:span><text:span text:style-name="T1"> </text:span><text:span text:style-name="T7">of</text:span><text:span text:style-name="T1"> </text:span><text:span text:style-name="T7">the</text:span><text:span text:style-name="T1"> </text:span><text:span text:style-name="T7">network.</text:span><text:span text:style-name="T1"> </text:span><text:span text:style-name="T7">Think</text:span><text:span text:style-name="T1"> </text:span><text:span text:style-name="T7">about</text:span><text:span text:style-name="T1"> </text:span><text:span text:style-name="T7">how</text:span><text:span text:style-name="T1"> </text:span><text:span text:style-name="T7">simulate</text:span><text:span text:style-name="T1"> </text:span><text:span text:style-name="T7">long</text:span><text:span text:style-name="T1"> </text:span><text:span text:style-name="T7">time</text:span><text:span text:style-name="T1"> </text:span><text:span text:style-name="T7">behavior</text:span><text:span text:style-name="T1"> </text:span><text:span text:style-name="T7">in</text:span><text:span text:style-name="T1"> </text:span><text:span text:style-name="T7">the</text:span><text:span text:style-name="T1"> </text:span><text:span text:style-name="T7">networks.</text:span><text:span text:style-name="T1"> </text:span><text:span text:style-name="T7">Further</text:span><text:span text:style-name="T1"> </text:span><text:span text:style-name="T7">exploration</text:span><text:span text:style-name="T1"> </text:span><text:span text:style-name="T7">of</text:span><text:span text:style-name="T1"> </text:span><text:span text:style-name="T7">image</text:span><text:span text:style-name="T1"> </text:span><text:span text:style-name="T7">analysis.</text:span></text:p>
          <text:p text:style-name="P18"/>
        </text:list-item>
        <text:list-item>
          <text:p text:style-name="P17"><text:span text:style-name="T17">[18-24</text:span><text:span text:style-name="T4"> </text:span><text:span text:style-name="T17">months]</text:span><text:span text:style-name="T4"> </text:span><text:span text:style-name="T7">Explore</text:span><text:span text:style-name="T1"> </text:span><text:span text:style-name="T7">models</text:span><text:span text:style-name="T1"> </text:span><text:span text:style-name="T7">and</text:span><text:span text:style-name="T1"> </text:span><text:span text:style-name="T7">other</text:span><text:span text:style-name="T1"> </text:span><text:span text:style-name="T7">theoretical</text:span><text:span text:style-name="T1"> </text:span><text:span text:style-name="T7">frameworks.</text:span><text:span text:style-name="T1"> <text:s/></text:span><text:span text:style-name="T7">Scaling</text:span><text:span text:style-name="T1"> </text:span><text:span text:style-name="T7">and</text:span><text:span text:style-name="T1"> </text:span><text:span text:style-name="T7">renormalization</text:span><text:span text:style-name="T1"> </text:span><text:span text:style-name="T7">group</text:span><text:span text:style-name="T1"> </text:span><text:span text:style-name="T7">theory,</text:span><text:span text:style-name="T1"> </text:span><text:span text:style-name="T7">graph</text:span><text:span text:style-name="T1"> </text:span><text:span text:style-name="T7">theory</text:span><text:span text:style-name="T1"> </text:span><text:span text:style-name="T7">to</text:span><text:span text:style-name="T1"> </text:span><text:span text:style-name="T7">explore</text:span><text:span text:style-name="T1"> </text:span><text:span text:style-name="T7">strain</text:span><text:span text:style-name="T1"> <text:s/></text:span><text:span text:style-name="T7">pathways</text:span><text:span text:style-name="T1"> </text:span><text:span text:style-name="T7">and</text:span><text:span text:style-name="T1"> </text:span><text:span text:style-name="T7">other</text:span><text:span text:style-name="T1"> </text:span><text:span text:style-name="T7">networks</text:span><text:span text:style-name="T1"> </text:span><text:span text:style-name="T7">properties.</text:span><text:span text:style-name="T1"> </text:span><text:span text:style-name="T7">Plausible</text:span><text:span text:style-name="T1"> </text:span><text:span text:style-name="T7">experimental</text:span><text:span text:style-name="T1"> </text:span><text:span text:style-name="T7">experience</text:span><text:span text:style-name="T1"> </text:span><text:span text:style-name="T7">if</text:span><text:span text:style-name="T1"> </text:span><text:span text:style-name="T7">required.</text:span></text:p>
        </text:list-item>
      </text:list>
      <text:p text:style-name="P8"/>
      <text:list xml:id="list2139569814" text:continue-numbering="true" text:style-name="L3">
        <text:list-item>
          <text:p text:style-name="P17"><text:span text:style-name="T17">[24-30</text:span><text:span text:style-name="T4"> </text:span><text:span text:style-name="T17">months]</text:span><text:span text:style-name="T4"> </text:span><text:span text:style-name="T7">Put</text:span><text:span text:style-name="T1"> </text:span><text:span text:style-name="T7">all</text:span><text:span text:style-name="T1"> </text:span><text:span text:style-name="T7">together</text:span><text:span text:style-name="T1"> </text:span><text:span text:style-name="T7">with</text:span><text:span text:style-name="T1"> </text:span><text:span text:style-name="T7">a</text:span><text:span text:style-name="T1"> </text:span><text:span text:style-name="T7">solid</text:span><text:span text:style-name="T1"> </text:span><text:span text:style-name="T7">bottom-up</text:span><text:span text:style-name="T1"> </text:span><text:span text:style-name="T7">and</text:span><text:span text:style-name="T1"> </text:span><text:span text:style-name="T7">up-bottom</text:span><text:span text:style-name="T1"> <text:s text:c="2"/></text:span><text:span text:style-name="T7">approach</text:span><text:span text:style-name="T1"> </text:span><text:span text:style-name="T7">convergent</text:span><text:span text:style-name="T1"> </text:span><text:span text:style-name="T7">in</text:span><text:span text:style-name="T1"> </text:span><text:span text:style-name="T7">the</text:span><text:span text:style-name="T1"> </text:span><text:span text:style-name="T14">mesoscale</text:span><text:span text:style-name="T7">.</text:span><text:span text:style-name="T1"> </text:span><text:span text:style-name="T7">Image</text:span><text:span text:style-name="T1"> </text:span><text:span text:style-name="T7">analysis</text:span><text:span text:style-name="T1"> </text:span><text:span text:style-name="T7">of</text:span><text:span text:style-name="T1"> </text:span><text:span text:style-name="T7">real</text:span><text:span text:style-name="T1"> </text:span><text:span text:style-name="T7">networks,</text:span><text:span text:style-name="T1"> <text:s text:c="2"/></text:span><text:span text:style-name="T7">dynamics</text:span><text:span text:style-name="T1"> </text:span><text:span text:style-name="T7">simulation</text:span><text:span text:style-name="T1"> </text:span><text:span text:style-name="T7">and</text:span><text:span text:style-name="T1"> </text:span><text:span text:style-name="T7">in-</text:span><text:span text:style-name="T14">silico</text:span><text:span text:style-name="T1"> </text:span><text:span text:style-name="T7">reconstructed</text:span><text:span text:style-name="T1"> </text:span><text:span text:style-name="T7">networks.</text:span></text:p>
        </text:list-item>
      </text:list>
      <text:p text:style-name="P8"/>
      <text:list xml:id="list1733097647" text:continue-numbering="true" text:style-name="L3">
        <text:list-item>
          <text:p text:style-name="P17"><text:span text:style-name="T17">[30-36</text:span><text:span text:style-name="T4"> </text:span><text:span text:style-name="T17">months]</text:span><text:span text:style-name="T4"> </text:span><text:span text:style-name="T7">Conclusions</text:span><text:span text:style-name="T1"> </text:span><text:span text:style-name="T7">and</text:span><text:span text:style-name="T1"> </text:span><text:span text:style-name="T7">writing</text:span><text:span text:style-name="T1"> </text:span><text:span text:style-name="T7">of</text:span><text:span text:style-name="T1"> </text:span><text:span text:style-name="T7">the</text:span><text:span text:style-name="T1"> </text:span><text:span text:style-name="T7">thesis</text:span><text:span text:style-name="T1"> </text:span><text:span text:style-name="T7">report.</text:span></text:p>
        </text:list-item>
      </text:list>
      <text:p text:style-name="P13"/>
      <text:p text:style-name="P12"/>
      <text:p text:style-name="P11">Estimated date of submission: January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Hernandez</meta:initial-creator>
    <meta:creation-date>2013-12-01T19:58:18</meta:creation-date>
    <dc:date>2013-12-01T20:20:44</dc:date>
    <dc:creator>Pablo Hernandez</dc:creator>
    <meta:editing-duration>PT6M6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16" meta:word-count="175" meta:character-count="1258" meta:non-whitespace-character-count="1094"/>
  </office:meta>
</office:document-meta>
</file>